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270.1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Pivot_20_Table_20_Field">
      <style:table-cell-properties fo:border="none"/>
    </style:style>
    <style:style style:name="ce75" style:family="table-cell" style:parent-style-name="Pivot_20_Table_20_Category" style:data-style-name="N0">
      <style:table-cell-properties fo:border="none"/>
    </style:style>
    <style:style style:name="ce76"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79" style:family="table-cell" style:parent-style-name="Pivot_20_Table_20_Corner">
      <style:table-cell-properties fo:border="none"/>
    </style:style>
    <style:style style:name="ce80" style:family="table-cell" style:parent-style-name="Pivot_20_Table_20_Value" style:data-style-name="N0">
      <style:table-cell-properties fo:border="none"/>
    </style:style>
    <style:style style:name="ce81" style:family="table-cell" style:parent-style-name="Pivot_20_Table_20_Result" style:data-style-name="N0">
      <style:table-cell-properties fo:border="none"/>
    </style:style>
    <style:style style:name="ce234" style:family="table-cell" style:parent-style-name="Pivot_20_Table_20_Value" style:data-style-name="N0">
      <style:table-cell-properties fo:border="none"/>
    </style:style>
    <style:style style:name="ce237" style:family="table-cell" style:parent-style-name="Pivot_20_Table_20_Result" style:data-style-name="N0">
      <style:table-cell-properties fo:border="none"/>
    </style:style>
    <style:style style:name="ce84" style:family="table-cell" style:parent-style-name="Pivot_20_Table_20_Field">
      <style:table-cell-properties fo:border-bottom="0.99pt solid #000000" fo:border-left="2.01pt solid #000000" fo:border-right="0.99pt solid #000000" fo:border-top="2.01pt solid #000000"/>
    </style:style>
    <style:style style:name="ce85" style:family="table-cell" style:parent-style-name="Pivot_20_Table_20_Category" style:data-style-name="N0">
      <style:table-cell-properties fo:border-bottom="none" fo:border-left="2.01pt solid #000000" fo:border-right="0.99pt solid #000000" fo:border-top="0.99pt solid #000000"/>
    </style:style>
    <style:style style:name="ce86" style:family="table-cell" style:parent-style-name="Pivot_20_Table_20_Category" style:data-style-name="N0">
      <style:table-cell-properties fo:border-bottom="none" fo:border-left="2.01pt solid #000000" fo:border-right="0.99pt solid #000000" fo:border-top="none"/>
    </style:style>
    <style:style style:name="ce87" style:family="table-cell" style:parent-style-name="Pivot_20_Table_20_Title" style:data-style-name="N0">
      <style:table-cell-properties fo:border-bottom="2.01pt solid #000000" fo:border-left="2.01pt solid #000000" fo:border-right="0.99pt solid #000000" fo:border-top="0.99pt solid #000000"/>
    </style:style>
    <style:style style:name="ce197" style:family="table-cell" style:parent-style-name="Pivot_20_Table_20_Field">
      <style:table-cell-properties fo:border="none"/>
    </style:style>
    <style:style style:name="ce89" style:family="table-cell" style:parent-style-name="Pivot_20_Table_20_Corner">
      <style:table-cell-properties fo:border-bottom="0.99pt solid #000000" fo:border-left="0.99pt solid #000000" fo:border-right="2.01pt solid #000000" fo:border-top="2.01pt solid #000000"/>
    </style:style>
    <style:style style:name="ce90" style:family="table-cell" style:parent-style-name="Pivot_20_Table_20_Value" style:data-style-name="N0">
      <style:table-cell-properties fo:border-bottom="none" fo:border-left="0.99pt solid #000000" fo:border-right="2.01pt solid #000000" fo:border-top="0.99pt solid #000000"/>
    </style:style>
    <style:style style:name="ce91" style:family="table-cell" style:parent-style-name="Pivot_20_Table_20_Value" style:data-style-name="N0">
      <style:table-cell-properties fo:border-bottom="none" fo:border-left="0.99pt solid #000000" fo:border-right="2.01pt solid #000000" fo:border-top="none"/>
    </style:style>
    <style:style style:name="ce154" style:family="table-cell" style:parent-style-name="Pivot_20_Table_20_Value" style:data-style-name="N0">
      <style:table-cell-properties fo:border-bottom="0.99pt solid #000000" fo:border-left="0.99pt solid #000000" fo:border-right="2.01pt solid #000000" fo:border-top="none"/>
    </style:style>
    <style:style style:name="ce158" style:family="table-cell" style:parent-style-name="Pivot_20_Table_20_Result" style:data-style-name="N0">
      <style:table-cell-properties fo:border-bottom="2.01pt solid #000000" fo:border-left="0.99pt solid #000000" fo:border-right="2.01pt solid #000000" fo:border-top="0.99pt solid #000000"/>
    </style:style>
    <style:style style:name="ce230"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2"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5"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6"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8"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49"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2"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6"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0"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6"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1"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4"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5"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6"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7"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10" table:default-cell-style-name="ce105"/>
        <table:table-row table:style-name="ro1">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3">[CRITICAL|HIGH</text:span></text:p>
            <text:p><text:span text:style-name="T3">|MEDIUM|LOW|NOTIFY]</text:span></text:p>
            <text:p>CCNA SEC STUDY GUIDE</text:p>
          </table:table-cell>
          <table:table-cell office:value-type="string" calcext:value-type="string">
            <text:p>Facility</text:p>
            <text:p>Zariadenie</text:p>
            <text:p><text:span text:style-name="T3">[R/L3SW|L2SW]</text:span></text:p>
          </table:table-cell>
          <table:table-cell office:value-type="string" calcext:value-type="string">
            <text:p>Facility layer</text:p>
            <text:p>Zariadenie operujúce na vrstve</text:p>
            <text:p><text:span text:style-name="T3">[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10"/>
        </table:table-row>
        <table:table-row table:style-name="ro2">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10"/>
        </table:table-row>
        <table:table-row table:style-name="ro2">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10"/>
        </table:table-row>
        <table:table-row table:style-name="ro6">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7">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8">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10"/>
        </table:table-row>
        <table:table-row table:style-name="ro2">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2">
          <table:table-cell/>
          <table:table-cell table:style-name="ce96"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10"/>
        </table:table-row>
        <table:table-row table:style-name="ro8">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10"/>
        </table:table-row>
        <table:table-row table:style-name="ro7">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10"/>
        </table:table-row>
        <table:table-row table:style-name="ro7">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8">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10"/>
        </table:table-row>
        <table:table-row table:style-name="ro4">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4"/>
        </table:table-row>
        <table:table-row table:style-name="ro8">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4"/>
        </table:table-row>
        <table:table-row table:style-name="ro7">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3">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8">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9">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4"/>
        </table:table-row>
        <table:table-row table:style-name="ro7">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3">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9">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4"/>
        </table:table-row>
        <table:table-row table:style-name="ro8">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3">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8">
          <table:table-cell/>
          <table:table-cell table:style-name="ce96" table:formula="of:=HYPERLINK(&quot;#CISCO_COMMANDS_EQUIVALENT.A62&quot;;&quot;Disable outbound management connections when not used (telnet, etc.)/ Vypnutie odchádzajúcich spojení pre protokoly na manažment zariadení pokiaľ sa nepoužívajú (telnet a pod.)&quot;)" office:value-type="string" office:string-value="Disable outbound management connections when not used (telnet, etc.)/ Vypnutie odchádzajúcich spojení pre protokoly na manažment zariadení pokiaľ sa nepoužívajú (telnet a pod.)" calcext:value-type="string">
            <text:p>Disable outbound management connections when not used (telnet, etc.)/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96" table:formula="of:=HYPERLINK(&quot;#CISCO_COMMANDS_EQUIVALENT.A63&quot;;&quot;Enable backup secure server backup (SFTP, SCP)/ Zapnutie zabezpečenej zálohy na server (SFTP, SCP)&quot;)" office:value-type="string" office:string-value="Enable backup secure server backup (SFTP, SCP)/ Zapnutie zabezpečenej zálohy na server (SFTP, SCP)" calcext:value-type="string">
            <text:p>Enable backup secure server backup (SFTP, SCP)/ Zapnutie zabezpečenej zálohy na server (SFTP, SC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10"/>
        </table:table-row>
        <table:table-row table:style-name="ro10">
          <table:table-cell/>
          <table:table-cell table:style-name="ce96" table:number-columns-repeated="13"/>
          <table:table-cell table:number-columns-repeated="1010"/>
        </table:table-row>
        <table:table-row table:style-name="ro4">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10"/>
        </table:table-row>
        <table:table-row table:style-name="ro8">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3">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3">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1">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11">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10"/>
        </table:table-row>
        <table:table-row table:style-name="ro1">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8">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10"/>
        </table:table-row>
        <table:table-row table:style-name="ro5">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10"/>
        </table:table-row>
        <table:table-row table:style-name="ro7">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5">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2">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8">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8">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10"/>
        </table:table-row>
        <table:table-row table:style-name="ro6">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1014"/>
        </table:table-row>
        <table:table-row table:style-name="ro6">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style-name="ce94"/>
          <table:table-cell table:style-name="ce104" table:formula="of:=HYPERLINK(&quot;#CISCO_COMMANDS_EQUIVALENT.A116&quot;;&quot;Special loop free STP configurations when unidirectional communication appears (Loop Guard)/  Špeciálne konfigurácie zaisťujúce bezslučkovú topológiu pomocou STP keď nastane jednosmerná komunikácia (Loop Guard)&quot;)" office:value-type="string" office:string-value="Special loop free STP configurations when unidirectional communication appears (Loop Guard)/  Špeciálne konfigurácie zaisťujúce bezslučkovú topológiu pomocou STP keď nastane jednosmerná komunikácia (Loop Guard)"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3">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04"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104"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0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10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8">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7">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1">Limit DHCP packet </text:span><text:span text:style-name="T2">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4">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formula="of:=HYPERLINK(&quot;#CISCO_COMMANDS_EQUIVALENT.A139&quot;;&quot;ACL to block ICMP echo request on multicast all node address and MLD Query on access ports/  ACL blokujúce ICMP echo request na multicast adresu všetkých uzlov a MLD Query na prístupových portoch&quot;)" office:value-type="string" office:string-value="ACL to block ICMP echo request on multicast all node address and MLD Query on access ports/  ACL blokujúce ICMP echo request na multicast adresu všetkých uzlov a MLD Query na prístupových portoch"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5">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8">
          <table:table-cell/>
          <table:table-cell table:style-name="ce96" table:formula="of:=HYPERLINK(&quot;#CISCO_COMMANDS_EQUIVALENT.A141:A143&quot;;&quot;Enable FHRP with authentication and current version/ Povolenie FHRP s autentizáciou a aktuálnou verziou&quot;)" office:value-type="string" office:string-value="Enable FHRP with authentication and current version/ Povolenie FHRP s autentizáciou a aktuálnou verziou" calcext:value-type="string">
            <text:p>Enable FHRP with authentication and current version/ Povolenie FHRP s autentizáciou a aktuálnou verziou</text:p>
          </table:table-cell>
          <table:table-cell table:style-name="ce96" office:value-type="string" calcext:value-type="string">
            <text:p>Enable FHRP with authentication and current version/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3">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8">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8">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0" table:number-rows-repeated="3">
          <table:table-cell/>
          <table:table-cell table:style-name="ce104" table:number-columns-repeated="3"/>
          <table:table-cell table:number-columns-repeated="1020"/>
        </table:table-row>
        <table:table-row table:style-name="ro10" table:number-rows-repeated="2">
          <table:table-cell/>
          <table:table-cell table:style-name="ce101"/>
          <table:table-cell table:style-name="ce96"/>
          <table:table-cell table:number-columns-repeated="1021"/>
        </table:table-row>
        <table:table-row table:style-name="ro10">
          <table:table-cell/>
          <table:table-cell table:style-name="ce96" table:number-columns-repeated="2"/>
          <table:table-cell table:number-columns-repeated="1021"/>
        </table:table-row>
        <table:table-row table:style-name="ro10">
          <table:table-cell/>
          <table:table-cell table:style-name="ce108"/>
          <table:table-cell table:style-name="ce96"/>
          <table:table-cell table:number-columns-repeated="1021"/>
        </table:table-row>
        <table:table-row table:style-name="ro10" table:number-rows-repeated="3">
          <table:table-cell/>
          <table:table-cell table:style-name="ce96" table:number-columns-repeated="2"/>
          <table:table-cell table:number-columns-repeated="1021"/>
        </table:table-row>
        <table:table-row table:style-name="ro10">
          <table:table-cell/>
          <table:table-cell table:style-name="ce101"/>
          <table:table-cell table:style-name="ce96"/>
          <table:table-cell table:number-columns-repeated="1021"/>
        </table:table-row>
        <table:table-row table:style-name="ro10" table:number-rows-repeated="3">
          <table:table-cell/>
          <table:table-cell table:style-name="ce100"/>
          <table:table-cell table:style-name="ce96"/>
          <table:table-cell table:number-columns-repeated="1021"/>
        </table:table-row>
        <table:table-row table:style-name="ro10">
          <table:table-cell/>
          <table:table-cell table:style-name="ce104"/>
          <table:table-cell table:style-name="ce96"/>
          <table:table-cell table:number-columns-repeated="1021"/>
        </table:table-row>
        <table:table-row table:style-name="ro10" table:number-rows-repeated="2">
          <table:table-cell/>
          <table:table-cell table:style-name="ce96" table:number-columns-repeated="9"/>
          <table:table-cell table:number-columns-repeated="1014"/>
        </table:table-row>
        <table:table-row table:style-name="ro10" table:number-rows-repeated="7">
          <table:table-cell/>
          <table:table-cell table:style-name="ce98"/>
          <table:table-cell table:style-name="ce96" table:number-columns-repeated="8"/>
          <table:table-cell table:number-columns-repeated="1014"/>
        </table:table-row>
        <table:table-row table:style-name="ro10" table:number-rows-repeated="4">
          <table:table-cell/>
          <table:table-cell table:style-name="ce100"/>
          <table:table-cell table:style-name="ce96" table:number-columns-repeated="8"/>
          <table:table-cell table:number-columns-repeated="1014"/>
        </table:table-row>
        <table:table-row table:style-name="ro10">
          <table:table-cell/>
          <table:table-cell table:style-name="ce96" table:number-columns-repeated="9"/>
          <table:table-cell table:number-columns-repeated="1014"/>
        </table:table-row>
        <table:table-row table:style-name="ro10" table:number-rows-repeated="2">
          <table:table-cell/>
          <table:table-cell table:style-name="ce104" table:number-columns-repeated="9"/>
          <table:table-cell table:number-columns-repeated="1014"/>
        </table:table-row>
        <table:table-row table:style-name="ro10">
          <table:table-cell/>
          <table:table-cell table:style-name="ce104" table:number-columns-repeated="2"/>
          <table:table-cell table:number-columns-repeated="1021"/>
        </table:table-row>
        <table:table-row table:style-name="ro10" table:number-rows-repeated="3">
          <table:table-cell/>
          <table:table-cell table:style-name="ce104"/>
          <table:table-cell table:number-columns-repeated="1022"/>
        </table:table-row>
        <table:table-row table:style-name="ro10">
          <table:table-cell/>
          <table:table-cell table:style-name="ce104" table:number-columns-repeated="3"/>
          <table:table-cell table:number-columns-repeated="1020"/>
        </table:table-row>
        <table:table-row table:style-name="ro10">
          <table:table-cell/>
          <table:table-cell table:style-name="ce98"/>
          <table:table-cell table:number-columns-repeated="1022"/>
        </table:table-row>
        <table:table-row table:style-name="ro10">
          <table:table-cell/>
          <table:table-cell table:style-name="ce104" table:number-columns-repeated="2"/>
          <table:table-cell table:number-columns-repeated="1021"/>
        </table:table-row>
        <table:table-row table:style-name="ro10">
          <table:table-cell/>
          <table:table-cell table:style-name="ce104" table:number-columns-repeated="9"/>
          <table:table-cell table:number-columns-repeated="1014"/>
        </table:table-row>
        <table:table-row table:style-name="ro10">
          <table:table-cell/>
          <table:table-cell table:style-name="ce98"/>
          <table:table-cell table:number-columns-repeated="1022"/>
        </table:table-row>
        <table:table-row table:style-name="ro10" table:number-rows-repeated="9">
          <table:table-cell/>
          <table:table-cell table:style-name="ce104" table:number-columns-repeated="3"/>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number-rows-repeated="2">
          <table:table-cell/>
          <table:table-cell table:style-name="ce96"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104" table:number-columns-repeated="3"/>
          <table:table-cell table:number-columns-repeated="1020"/>
        </table:table-row>
        <table:table-row table:style-name="ro10" table:number-rows-repeated="2">
          <table:table-cell table:number-columns-repeated="2"/>
          <table:table-cell table:style-name="ce104" table:number-columns-repeated="2"/>
          <table:table-cell table:number-columns-repeated="1020"/>
        </table:table-row>
        <table:table-row table:style-name="ro10">
          <table:table-cell/>
          <table:table-cell table:style-name="ce104"/>
          <table:table-cell table:style-name="ce96" table:number-columns-repeated="2"/>
          <table:table-cell table:number-columns-repeated="1020"/>
        </table:table-row>
        <table:table-row table:style-name="ro10" table:number-rows-repeated="2">
          <table:table-cell/>
          <table:table-cell table:style-name="ce104"/>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113"/>
          <table:table-cell table:number-columns-repeated="1020"/>
        </table:table-row>
        <table:table-row table:style-name="ro10">
          <table:table-cell table:number-columns-repeated="1024"/>
        </table:table-row>
        <table:table-row table:style-name="ro10">
          <table:table-cell/>
          <table:table-cell table:style-name="ce104"/>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104" table:number-columns-repeated="4"/>
          <table:table-cell table:number-columns-repeated="1019"/>
        </table:table-row>
        <table:table-row table:style-name="ro10" table:number-rows-repeated="3">
          <table:table-cell/>
          <table:table-cell table:style-name="ce104"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104"/>
          <table:table-cell table:number-columns-repeated="1022"/>
        </table:table-row>
        <table:table-row table:style-name="ro10" table:number-rows-repeated="4">
          <table:table-cell table:number-columns-repeated="1024"/>
        </table:table-row>
        <table:table-row table:style-name="ro10">
          <table:table-cell/>
          <table:table-cell table:style-name="ce109"/>
          <table:table-cell table:number-columns-repeated="1022"/>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3">[CRITICAL|HIGH</text:span></text:p>
            <text:p><text:span text:style-name="T3">|MEDIUM|LOW|NOTIFY]</text:span></text:p>
            <text:p>CCNA SEC STUDY GUIDE</text:p>
          </table:table-cell>
          <table:table-cell table:style-name="ce105" office:value-type="string" calcext:value-type="string">
            <text:p>Facility</text:p>
            <text:p>Zariadenie</text:p>
            <text:p><text:span text:style-name="T3">[R/L3SW|L2SW]</text:span></text:p>
          </table:table-cell>
          <table:table-cell table:style-name="ce105" office:value-type="string" calcext:value-type="string">
            <text:p>Facility layer</text:p>
            <text:p>Zariadenie operujúce na vrstve</text:p>
            <text:p><text:span text:style-name="T3">[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4">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4">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5">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5">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5">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4">username cisco secret ciscopsswd</text:span></text:p>
            <text:p><text:span text:style-name="T75">ip domain-name my_domain</text:span></text:p>
            <text:p><text:span text:style-name="T75">crypto key generate rsa modulus 1024</text:span></text:p>
            <text:p><text:span text:style-name="T75">ip ssh version 2</text:span></text:p>
            <text:p><text:span text:style-name="T75">line vty 0 15</text:span></text:p>
            <text:p><text:span text:style-name="T75">  login local</text:span></text:p>
            <text:p><text:span text:style-name="T75">  transport input ssh</text:span></text:p>
          </table:table-cell>
          <table:table-cell table:number-columns-repeated="1010"/>
        </table:table-row>
        <table:table-row table:style-name="ro3">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6">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7">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6">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2">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6">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1"> </text:span><text:span text:style-name="T2">exec-timeout 5</text:span></text:p>
            <text:p/>
            <text:p><text:span text:style-name="T9">line con &lt;num&gt;</text:span></text:p>
            <text:p><text:span text:style-name="T1"> </text:span><text:span text:style-name="T2">exec-timeout 5</text:span></text:p>
            <text:p/>
            <text:p><text:span text:style-name="T9">line aux &lt;num&gt;</text:span></text:p>
            <text:p><text:span text:style-name="T1"> </text:span><text:span text:style-name="T2">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table:table-cell table:style-name="ce96" office:value-type="string" calcext:value-type="string">
            <text:p>service password-encryption</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8">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8">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7">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text:span text:style-name="T76">Pozri aj SLSP konfiguracie, tam sa to nastavuje trosku inak, niekde  som nasiel aj jednoriackovy cmd, v GNS nejde </text:span><text:span text:style-name="T77">radius-server host 10.0.0.10 auth-port 1645 acct-port 1646 key 1234567890</text:span></text:p>
            <text:p><text:span text:style-name="T9">Xca3-08 xca4 switch ch07</text:span></text:p>
          </table:table-cell>
          <table:table-cell table:number-columns-repeated="1010"/>
        </table:table-row>
        <table:table-row table:style-name="ro17">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7">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7">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8">
          <table:table-cell/>
          <table:table-cell table:style-name="ce126" office:value-type="string" calcext:value-type="string">
            <text:p>ip radius source interface loopback &lt;id&gt;</text:p>
            <text:p><text:span text:style-name="T3">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5">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4"/>
          <table:table-cell table:number-columns-repeated="1010"/>
        </table:table-row>
        <table:table-row table:style-name="ro11">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5">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3"/>
          <table:table-cell table:number-columns-repeated="1011"/>
        </table:table-row>
        <table:table-row table:style-name="ro7">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10">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8">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7">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3">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9">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7">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9">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9">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8">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4">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18">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5">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4">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8">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table:table-cell table:style-name="ce96" office:value-type="string" calcext:value-type="string">
            <text:p>memory free low-watermark processor &lt;threshold&gt;</text:p>
            <text:p><text:span text:style-name="T3">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3">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3">exception memory ignore overflow processor</text:span></text:p>
            <text:p><text:span text:style-name="T3">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text:span text:style-name="T3">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7">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8">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5">
          <table:table-cell/>
          <table:table-cell table:style-name="ce96" office:value-type="string" calcext:value-type="string">
            <text:p><text:span text:style-name="T13">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7">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3">Xca3-08 and all other services which should be disabled are described thre really good</text:span></text:p>
          </table:table-cell>
          <table:table-cell table:number-columns-repeated="1010"/>
        </table:table-row>
        <table:table-row table:style-name="ro5">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4">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9">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3"> ip authentication keyc-chain eigrp &lt;as&gt; &lt;chain name&gt;</text:span></text:p>
            <text:p><text:span text:style-name="T3"> ipv6 authentication mode eigrp &lt;as&gt; md5</text:span></text:p>
            <text:p><text:span text:style-name="T3">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table:table-cell table:style-name="ce137" office:value-type="string" calcext:value-type="string">
            <text:p><text:span text:style-name="T3">key chain &lt;chain name&gt;</text:span></text:p>
            <text:p><text:span text:style-name="T3"> key&lt;id&gt;</text:span></text:p>
            <text:p><text:span text:style-name="T3">  key-string &lt;password&gt;</text:span></text:p>
            <text:p>router ospf &lt;process id&gt;</text:p>
            <text:p> area &lt;ared id&gt; authentication message-digest</text:p>
            <text:p><text:span text:style-name="T3"> area &lt;area id&gt; authentication key-chain &lt;chain name&gt;</text:span></text:p>
            <text:p><text:span text:style-name="T3">ipv6 router ospf &lt;process id&gt;</text:span></text:p>
            <text:p><text:span text:style-name="T3"> area &lt;area id&gt; authentication message-digest</text:span></text:p>
            <text:p><text:span text:style-name="T13">interface &lt;interface name&gt; &lt;interface id&gt;</text:span></text:p>
            <text:p><text:span text:style-name="T3"> ip ospf message-digest-key &lt;key id&gt; md5|sha &lt;password&gt;</text:span></text:p>
            <text:p><text:span text:style-name="T3"> ip ospf authentication message-digest</text:span></text:p>
            <text:p><text:span text:style-name="T3"> ospfv3 authentication md5 0 27576134094768132473302031209727</text:span></text:p>
            <text:p><text:span text:style-name="T3"> no ip ospf authentication-key OPENKEY</text:span></text:p>
            <text:p><text:span text:style-name="T3">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ext:span text:style-name="T1">TODO ADDRESS FAMILIES, check md5 and if sha is supported, check ipsec auth  </text:span><text:span text:style-name="T2">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table:table-cell table:style-name="ce105" office:value-type="string" calcext:value-type="string">
            <text:p><text:span text:style-name="T3">key chain &lt;chain name&gt;</text:span></text:p>
            <text:p><text:span text:style-name="T3"> key &lt;id&gt;</text:span></text:p>
            <text:p><text:span text:style-name="T3">  key-string &lt;password&gt;</text:span></text:p>
            <text:p><text:span text:style-name="T13">interface &lt;interface name&gt; &lt;interface id&gt;</text:span></text:p>
            <text:p><text:span text:style-name="T3"> ip rip authentication key-chain &lt;chain name&gt;</text:span></text:p>
            <text:p><text:span text:style-name="T3">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8">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96" office:value-type="string" calcext:value-type="string">
            <text:p>router rip</text:p>
            <text:p> passive-interface default</text:p>
            <text:p><text:span text:style-name="T40"> no passive-interface </text:span><text:span text:style-name="T41">&lt;interface name&gt; &lt;interface id&gt;</text:span></text:p>
            <text:p/>
            <text:p><text:span text:style-name="T3">router ospf &lt;process&gt;</text:span></text:p>
            <text:p><text:span text:style-name="T3"> passive-interface default</text:span></text:p>
            <text:p><text:span text:style-name="T40"> no passive-interface </text:span><text:span text:style-name="T41">&lt;interface name&gt; &lt;interface id&gt;</text:span></text:p>
            <text:p/>
            <text:p><text:span text:style-name="T42">router eigrp &lt;as&gt;</text:span></text:p>
            <text:p><text:span text:style-name="T42"> passive-interface default</text:span></text:p>
            <text:p><text:span text:style-name="T43"> no passive-interface </text:span><text:span text:style-name="T44">&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style-name="ce105" office:value-type="string" calcext:value-type="string">
            <text:p>router ospf 1|eigrp1|bgp</text:p>
            <text:p><text:span text:style-name="T3">  router-id &lt;ip-address&gt; </text:span></text:p>
            <text:p><text:span text:style-name="T3">ipv6 router ospf  &lt;process-id&gt;</text:span></text:p>
            <text:p><text:span text:style-name="T3">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7">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text:span text:style-name="T3">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9">
          <table:table-cell/>
          <table:table-cell table:style-name="ce96" office:value-type="string" calcext:value-type="string">
            <text:p>neighbor &lt;ip address&gt; ttl-security hops &lt;hop count&gt;</text:p>
            <text:p/>
            <text:p>router ospf &lt;id&gt;</text:p>
            <text:p> ttl security all-interfaces hops &lt;hop count&gt;</text:p>
            <text:p/>
            <text:p><text:span text:style-name="T3">interface tunnel &lt;number&gt;</text:span></text:p>
            <text:p><text:span text:style-name="T3"> ip ospf ttl-security hops &lt;hop count&gt;</text:span></text:p>
            <text:p/>
            <text:p/>
          </table:table-cell>
          <table:table-cell table:style-name="ce104" office:value-type="string" calcext:value-type="string">
            <text:p>TTL security</text:p>
          </table:table-cell>
          <table:table-cell table:style-name="ce105" office:value-type="string" calcext:value-type="string">
            <text:p>Malicious injected routing information, remote attack / <text:s/>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6">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3"> tunnel source &lt;ip address&gt; &lt;mask&gt;</text:span></text:p>
            <text:p><text:span text:style-name="T3">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6">
          <table:table-cell/>
          <table:table-cell table:style-name="ce139" office:value-type="string" calcext:value-type="string">
            <text:p><text:span text:style-name="T45">ip flow-export version 9</text:span></text:p>
            <text:p><text:span text:style-name="T46">ip flow-export destination &lt;ip address&gt; &lt;port&gt;</text:span></text:p>
            <text:p><text:span text:style-name="T46">interface &lt;interface name&gt; &lt;interface id&gt;</text:span></text:p>
            <text:p><text:span text:style-name="T46"> ip flow ingress</text:span></text:p>
            <text:p><text:span text:style-name="T46">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140" office:value-type="string" calcext:value-type="string">
            <text:p><text:span text:style-name="T47">monitor session &lt;session id&gt; source </text:span><text:span text:style-name="T48">&lt;interface name&gt; &lt;interface id&gt; </text:span></text:p>
            <text:p><text:span text:style-name="T49">monitor session &lt;session id&gt;</text:span><text:span text:style-name="T50"> destination </text:span><text:span text:style-name="T51">&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05" office:value-type="string" calcext:value-type="string">
            <text:p>ip access-list standard &lt;acl name&gt;</text:p>
            <text:p> remark BLOCK_ADDRESSES RFC 1918</text:p>
            <text:p><text:span text:style-name="T3">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105" office:value-type="string" calcext:value-type="string">
            <text:p/>
            <text:p><text:span text:style-name="T3">ipv6 access-list &lt;acl name&gt;</text:span></text:p>
            <text:p><text:span text:style-name="T3"> remark BLOCK_ADDRESSES RFC 5156</text:span></text:p>
            <text:p><text:span text:style-name="T3">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1">
          <table:table-cell/>
          <table:table-cell table:style-name="ce144" office:value-type="string" calcext:value-type="string">
            <text:p>spanning-tree loopguard default</text:p>
            <text:p/>
            <text:p>or </text:p>
            <text:p/>
            <text:p><text:span text:style-name="T52">interface &lt;interface name&gt; &lt;interface id&gt;</text:span></text:p>
            <text:p><text:span text:style-name="T52"> spanning-tree guard loop</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text:span text:style-name="T53">vlan &lt;id&gt;  </text:span></text:p>
            <text:p><text:span text:style-name="T53">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54"> </text:span><text:span text:style-name="T55">switchport port-security maximum 1</text:span></text:p>
            <text:p><text:span text:style-name="T56"> switchport port-security mac-address sticky</text:span></text:p>
            <text:p><text:span text:style-name="T56"> or</text:span></text:p>
            <text:p><text:span text:style-name="T56"> switchport port-security mac-address static &lt;mac address&gt;</text:span></text:p>
            <text:p><text:span text:style-name="T56">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41" office:value-type="string" calcext:value-type="string">
            <text:p><text:span text:style-name="T35">interface &lt;interface name&gt; &lt;interface id&gt;</text:span></text:p>
            <text:p><text:span text:style-name="T54"> </text:span><text:span text:style-name="T55">switchport port-security violation mode shutdown</text:span></text:p>
            <text:p><text:span text:style-name="T54"> </text:span><text:span text:style-name="T55">switchport port-security violation mode restrict</text:span></text:p>
            <text:p><text:span text:style-name="T57"> no</text:span><text:span text:style-name="T58"> </text:span><text:span text:style-name="T59">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43" office:value-type="string" calcext:value-type="string">
            <text:p>vtp mode transparent</text:p>
            <text:p/>
            <text:p>or</text:p>
            <text:p/>
            <text:p>vtp off</text:p>
          </table:table-cell>
          <table:table-cell table:style-name="ce106" office:value-type="string" calcext:value-type="string">
            <text:p>Disable MVRP. MRP, GARP, VTP after successful VLAN propagation / Vypnutie MVRP. MRP, GARP, VTP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1">
          <table:table-cell/>
          <table:table-cell table:style-name="ce137" office:value-type="string" calcext:value-type="string">
            <text:p><text:span text:style-name="T3">dot1x system-auth-control</text:span></text:p>
            <text:p><text:span text:style-name="T3">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4">  no dot1x </text:span><text:span text:style-name="T60">port-control force-authorized</text:span></text:p>
            <text:p/>
            <text:p><text:span text:style-name="T42">  or</text:span></text:p>
            <text:p><text:span text:style-name="T13">  </text:span></text:p>
            <text:p><text:span text:style-name="T54">  no access-session </text:span><text:span text:style-name="T60">port-control force-authorized</text:span></text:p>
            <text:p/>
            <text:p><text:span text:style-name="T42">  or</text:span></text:p>
            <text:p/>
            <text:p><text:span text:style-name="T61">  no authentication</text:span><text:span text:style-name="T58"> </text:span><text:span text:style-name="T62">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8">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2">
          <table:table-cell/>
          <table:table-cell table:style-name="ce146" office:value-type="string" calcext:value-type="string">
            <text:p><text:span text:style-name="T3">ipv6 nd inspection policy &lt;policy name&gt;</text:span></text:p>
            <text:p><text:span text:style-name="T3"> drop unsecure</text:span></text:p>
            <text:p><text:span text:style-name="T3"> device-role monitor</text:span></text:p>
            <text:p><text:span text:style-name="T3"> tracking disable stale-lifetime infinite</text:span></text:p>
            <text:p><text:span text:style-name="T3">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table:table-cell table:style-name="ce147" office:value-type="string" calcext:value-type="string">
            <text:p><text:span text:style-name="T63">ipv6 nd raguard policy &lt;polic name&gt;</text:span></text:p>
            <text:p><text:span text:style-name="T63"> device-role host|router</text:span></text:p>
            <text:p><text:span text:style-name="T63"> hop-limit maximu &lt;number&gt;</text:span></text:p>
            <text:p><text:span text:style-name="T63"> managed-config-flag on|off</text:span></text:p>
            <text:p><text:span text:style-name="T64"> other-config-flag on|off</text:span></text:p>
            <text:p><text:span text:style-name="T64"> match ipv6 access-list &lt;acl name&gt;</text:span></text:p>
            <text:p><text:span text:style-name="T64"> match ra prefix-list &lt;prefix list name&gt;</text:span></text:p>
            <text:p><text:span text:style-name="T64"> trusted-port</text:span></text:p>
            <text:p><text:span text:style-name="T13">interface &lt;interface name&gt; &lt;interface id&gt;</text:span></text:p>
            <text:p><text:span text:style-name="T65"> </text:span><text:span text:style-name="T66">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8">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1">Limit DHCP packet </text:span><text:span text:style-name="T2">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9">
          <table:table-cell/>
          <table:table-cell table:style-name="ce149" office:value-type="string" calcext:value-type="string">
            <text:p><text:span text:style-name="T67">ip arp inspection vlan &lt;vlan id&gt; </text:span></text:p>
            <text:p><text:span text:style-name="T68">ip arp inspection validate src-mac dst-mac ip</text:span></text:p>
            <text:p/>
            <text:p><text:span text:style-name="T68">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6">
          <table:table-cell/>
          <table:table-cell table:style-name="ce149" office:value-type="string" calcext:value-type="string">
            <text:p><text:span text:style-name="T67">ip verify source port-security</text:span></text:p>
            <text:p><text:span text:style-name="T67">ip verify source</text:span></text:p>
            <text:p><text:span text:style-name="T67">ip verify source vlan dhcp-snooping</text:span></text:p>
            <text:p><text:span text:style-name="T67">ip verify source vlan dhcp-snooping port-security</text:span></text:p>
            <text:p/>
            <text:p><text:span text:style-name="T67">ipv6 source-guard policy &lt;policy name&gt;</text:span></text:p>
            <text:p><text:span text:style-name="T67"> permit link-local</text:span></text:p>
            <text:p><text:span text:style-name="T67"> deny global-autoconf</text:span></text:p>
            <text:p><text:span text:style-name="T67">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69"> deny </text:span><text:span text:style-name="T70">icmp any any mld-query</text:span></text:p>
          </table:table-cell>
          <table:table-cell table:style-name="ce105"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table:style-name="ce105"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1014"/>
        </table:table-row>
        <table:table-row table:style-name="ro19">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fhrp version vrrp 3</text:span></text:p>
            <text:p><text:span text:style-name="T71">interface &lt;interface name&gt; &lt;interface id&gt;</text:span></text:p>
            <text:p><text:span text:style-name="T71"> vrrp &lt;group id&gt; ip &lt;ip  address&gt;</text:span></text:p>
            <text:p><text:span text:style-name="T71"> vrrp priority &lt;value&gt;</text:span></text:p>
            <text:p><text:span text:style-name="T71">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3">
          <table:table-cell/>
          <table:table-cell table:style-name="ce141" office:value-type="string" calcext:value-type="string">
            <text:p><text:span text:style-name="T42">key chain &lt;key chain&gt;</text:span></text:p>
            <text:p><text:span text:style-name="T42"> key &lt;id&gt;</text:span></text:p>
            <text:p><text:span text:style-name="T42">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3">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interface &lt;interface name&gt; &lt;interface id&gt;</text:span></text:p>
            <text:p><text:span text:style-name="T71"> glbp &lt;group id&gt; ip &lt;ip  address&gt;</text:span></text:p>
            <text:p><text:span text:style-name="T72"> glbp &lt;group id&gt; </text:span><text:span text:style-name="T73">priority &lt;value&gt;</text:span></text:p>
            <text:p><text:span text:style-name="T13"> glbp &lt;group id&gt; preempt</text:span></text:p>
            <text:p><text:span text:style-name="T72"> glbp &lt;group id&gt; weighting &lt;value&gt; lower &lt;value&gt; upper &lt;value&gt;</text:span><text:span text:style-name="T73"> </text:span></text:p>
            <text:p><text:span text:style-name="T71">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office:value-type="string" calcext:value-type="string">
            <text:p>ipv6 neighbor &lt;ipv6 address&gt; vlan &lt;vlan id&gt; &lt;mac address&gt;</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3">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8">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8">
          <table:table-cell/>
          <table:table-cell table:style-name="ce65" office:value-type="string" calcext:value-type="string">
            <text:p>ip ips sdf location &lt;signature location&gt;</text:p>
            <text:p>ip ips fail  open|close</text:p>
            <text:p><text:span text:style-name="T3">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69"/>
        <table:table-column table:style-name="co6" table:number-columns-repeated="3" table:default-cell-style-name="ce69"/>
        <table:table-column table:style-name="co6" table:number-columns-repeated="3" table:default-cell-style-name="Default"/>
        <table:table-row table:style-name="ro4">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69"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69"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70"/>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69" office:value-type="string" calcext:value-type="string">
            <text:p>✔1</text:p>
          </table:table-cell>
          <table:table-cell table:style-name="ce69" office:value-type="string" calcext:value-type="string">
            <text:p> </text:p>
          </table:table-cell>
          <table:table-cell table:style-name="ce69" office:value-type="string" calcext:value-type="string">
            <text:p>✔</text:p>
          </table:table-cell>
        </table:table-row>
        <table:table-row table:style-name="ro10">
          <table:table-cell table:style-name="ce70"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69" office:value-type="string" calcext:value-type="string">
            <text:p>✔</text:p>
          </table:table-cell>
          <table:table-cell table:style-name="ce69"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4">
          <table:table-cell table:style-name="ce70"/>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4">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8">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8">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74"/>
          <table:table-cell table:style-name="ce79"/>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75"/>
          <table:table-cell table:style-name="ce80"/>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76"/>
          <table:table-cell table:style-name="ce81"/>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74"/>
          <table:table-cell table:style-name="ce79"/>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75"/>
          <table:table-cell table:style-name="ce80"/>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75"/>
          <table:table-cell table:style-name="ce80"/>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75"/>
          <table:table-cell table:style-name="ce80"/>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75"/>
          <table:table-cell table:style-name="ce80"/>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75"/>
          <table:table-cell table:style-name="ce80"/>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76"/>
          <table:table-cell table:style-name="ce81"/>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237"/>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84" office:value-type="string" calcext:value-type="string">
            <text:p>SeverityZávažnosť</text:p>
          </table:table-cell>
          <table:table-cell table:style-name="ce89"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85" office:value-type="string" calcext:value-type="string">
            <text:p>CRITICAL</text:p>
          </table:table-cell>
          <table:table-cell table:style-name="ce90"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86" office:value-type="string" calcext:value-type="string">
            <text:p>HIGH</text:p>
          </table:table-cell>
          <table:table-cell table:style-name="ce91"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86" office:value-type="string" calcext:value-type="string">
            <text:p>LOW</text:p>
          </table:table-cell>
          <table:table-cell table:style-name="ce91"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86" office:value-type="string" calcext:value-type="string">
            <text:p>MEDIUM</text:p>
          </table:table-cell>
          <table:table-cell table:style-name="ce91"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86" office:value-type="string" calcext:value-type="string">
            <text:p>NOTICE</text:p>
          </table:table-cell>
          <table:table-cell table:style-name="ce154"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87" office:value-type="string" calcext:value-type="string">
            <text:p>Total Result</text:p>
          </table:table-cell>
          <table:table-cell table:style-name="ce158"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197" office:value-type="string" calcext:value-type="string">
            <text:p>SeverityZávažnosť</text:p>
          </table:table-cell>
          <table:table-cell table:style-name="ce230"/>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75" office:value-type="string" calcext:value-type="string">
            <text:p>CRITICAL</text:p>
          </table:table-cell>
          <table:table-cell table:style-name="ce80"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75" office:value-type="string" calcext:value-type="string">
            <text:p>HIGH</text:p>
          </table:table-cell>
          <table:table-cell table:style-name="ce80"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75" office:value-type="string" calcext:value-type="string">
            <text:p>MEDIUM</text:p>
          </table:table-cell>
          <table:table-cell table:style-name="ce80"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75" office:value-type="string" calcext:value-type="string">
            <text:p>LOW</text:p>
          </table:table-cell>
          <table:table-cell table:style-name="ce80"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75" office:value-type="string" calcext:value-type="string">
            <text:p>NOTICE</text:p>
          </table:table-cell>
          <table:table-cell table:style-name="ce80"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15:14:53.6012940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16T21:10:14.163846509</dc:date>
    <meta:editing-duration>P7DT22H6M33S</meta:editing-duration>
    <meta:editing-cycles>564</meta:editing-cycles>
    <meta:document-statistic meta:table-count="5" meta:cell-count="311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